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72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3">
            <text:p>違章建築拆除案件</text:p>
          </table:table-cell>
          <table:covered-table-cell table:number-columns-repeated="9"/>
          <table:table-cell table:number-columns-spanned="8" table:number-rows-spanned="1" table:style-name="ce6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0">
            <text:p>中華民國105年11月</text:p>
          </table:table-cell>
          <table:covered-table-cell table:number-columns-repeated="9"/>
          <table:table-cell office:value-type="string" table:number-columns-spanned="8" table:number-rows-spanned="1" table:style-name="ce68">
            <text:p><text:s text:c="6"/>November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7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8">
            <text:p>總計</text:p>
          </table:table-cell>
          <table:covered-table-cell/>
          <table:table-cell office:value-type="string" table:number-columns-spanned="3" table:number-rows-spanned="2" table:style-name="ce72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6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1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2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4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5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9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0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0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0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0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1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4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4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2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4">
            <text:p>本年度累計至本月底</text:p>
            <text:p>移送法辦數</text:p>
          </table:table-cell>
          <table:table-cell office:value-type="string" table:number-columns-spanned="1" table:number-rows-spanned="2" table:style-name="ce83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5835" table:style-name="ce11">
            <text:p><text:s/>665,835<text:s/></text:p>
          </table:table-cell>
          <table:table-cell office:value-type="float" office:value="1962" table:style-name="ce12">
            <text:p><text:s/>1,962<text:s/></text:p>
          </table:table-cell>
          <table:table-cell office:value-type="float" office:value="42775" table:style-name="ce12">
            <text:p><text:s/>42,77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597841" table:style-name="ce12">
            <text:p><text:s/>597,841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636" table:style-name="ce12">
            <text:p><text:s/>636<text:s/></text:p>
          </table:table-cell>
          <table:table-cell office:value-type="float" office:value="22303" table:style-name="ce12">
            <text:p><text:s/>22,303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624" table:style-name="ce12">
            <text:p><text:s/>624<text:s/></text:p>
          </table:table-cell>
          <table:table-cell office:value-type="float" office:value="3558" table:style-name="ce12">
            <text:p><text:s/>3,558<text:s/></text:p>
          </table:table-cell>
          <table:table-cell office:value-type="float" office:value="2916" table:style-name="ce12">
            <text:p><text:s/>2,916<text:s/></text:p>
          </table:table-cell>
          <table:table-cell office:value-type="float" office:value="642" table:style-name="ce12">
            <text:p><text:s/>642<text:s/></text:p>
          </table:table-cell>
          <table:table-cell office:value-type="float" office:value="70" table:style-name="ce12">
            <text:p><text:s/>70<text:s/></text:p>
          </table:table-cell>
          <table:table-cell office:value-type="float" office:value="9" table:style-name="ce12">
            <text:p><text:s/>9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7546" table:style-name="ce11">
            <text:p><text:s/>207,546<text:s/></text:p>
          </table:table-cell>
          <table:table-cell office:value-type="float" office:value="796" table:style-name="ce12">
            <text:p><text:s/>79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97412" table:style-name="ce12">
            <text:p><text:s/>197,412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522" table:style-name="ce12">
            <text:p><text:s/>522<text:s/></text:p>
          </table:table-cell>
          <table:table-cell office:value-type="float" office:value="8979" table:style-name="ce12">
            <text:p><text:s/>8,97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01" table:style-name="ce12">
            <text:p><text:s/>201<text:s/></text:p>
          </table:table-cell>
          <table:table-cell office:value-type="float" office:value="1228" table:style-name="ce12">
            <text:p><text:s/>1,228<text:s/></text:p>
          </table:table-cell>
          <table:table-cell office:value-type="float" office:value="1155" table:style-name="ce12">
            <text:p><text:s/>1,155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475" table:style-name="ce11">
            <text:p><text:s/>85,475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6562" table:style-name="ce12">
            <text:p><text:s/>6,56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77027" table:style-name="ce12">
            <text:p><text:s/>77,02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567" table:style-name="ce12">
            <text:p><text:s/>1,56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468" table:style-name="ce12">
            <text:p><text:s/>468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5654" table:style-name="ce11">
            <text:p><text:s/>55,654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734" table:style-name="ce12">
            <text:p><text:s/>73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50664" table:style-name="ce12">
            <text:p><text:s/>50,66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735" table:style-name="ce12">
            <text:p><text:s/>3,73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24" table:style-name="ce12">
            <text:p><text:s/>524<text:s/></text:p>
          </table:table-cell>
          <table:table-cell office:value-type="float" office:value="521" table:style-name="ce12">
            <text:p><text:s/>521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2294" table:style-name="ce11">
            <text:p><text:s/>72,294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20351" table:style-name="ce12">
            <text:p><text:s/>20,351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49788" table:style-name="ce12">
            <text:p><text:s/>49,78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915" table:style-name="ce12">
            <text:p><text:s/>1,91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423" table:style-name="ce12">
            <text:p><text:s/>423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157" table:style-name="ce11">
            <text:p><text:s/>27,157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3609" table:style-name="ce12">
            <text:p><text:s/>3,60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2022" table:style-name="ce12">
            <text:p><text:s/>22,02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429" table:style-name="ce12">
            <text:p><text:s/>1,42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82" table:style-name="ce12">
            <text:p><text:s/>8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532" table:style-name="ce11">
            <text:p><text:s/>122,532<text:s/></text:p>
          </table:table-cell>
          <table:table-cell office:value-type="float" office:value="229" table:style-name="ce12">
            <text:p><text:s/>229<text:s/></text:p>
          </table:table-cell>
          <table:table-cell office:value-type="float" office:value="169" table:style-name="ce12">
            <text:p><text:s/>16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21063" table:style-name="ce12">
            <text:p><text:s/>121,063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077" table:style-name="ce12">
            <text:p><text:s/>1,07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269" table:style-name="ce12">
            <text:p><text:s/>269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46" table:style-name="ce12">
            <text:p><text:s/>4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1910" table:style-name="ce11">
            <text:p><text:s/>91,910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77178" table:style-name="ce12">
            <text:p><text:s/>77,17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507" table:style-name="ce12">
            <text:p><text:s/>3,50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462" table:style-name="ce12">
            <text:p><text:s/>462<text:s/></text:p>
          </table:table-cell>
          <table:table-cell office:value-type="float" office:value="356" table:style-name="ce12">
            <text:p><text:s/>356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34" table:style-name="ce71">
            <text:p><text:s/>3,434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1651" table:style-name="ce15">
            <text:p><text:s/>1,65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453" table:style-name="ce15">
            <text:p><text:s/>1,453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99" table:style-name="ce15">
            <text:p><text:s/>29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8" table:style-name="ce15">
            <text:p><text:s/>8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092" table:style-name="ce71">
            <text:p><text:s/>7,092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1108" table:style-name="ce15">
            <text:p><text:s/>1,108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5170" table:style-name="ce15">
            <text:p><text:s/>5,170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777" table:style-name="ce15">
            <text:p><text:s/>777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37" table:style-name="ce15">
            <text:p><text:s/>37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790" table:style-name="ce71">
            <text:p><text:s/>2,790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606" table:style-name="ce15">
            <text:p><text:s/>2,606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54" table:style-name="ce15">
            <text:p><text:s/>154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0" table:style-name="ce15">
            <text:p><text:s/>30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782" table:style-name="ce71">
            <text:p><text:s/>6,782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39" table:style-name="ce15">
            <text:p><text:s/>239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6375" table:style-name="ce15">
            <text:p><text:s/>6,375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40" table:style-name="ce15">
            <text:p><text:s/>140<text:s/></text:p>
          </table:table-cell>
          <table:table-cell office:value-type="float" office:value="15" table:style-name="ce15">
            <text:p><text:s/>15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25" table:style-name="ce15">
            <text:p><text:s/>25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342" table:style-name="ce71">
            <text:p><text:s/>2,34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06" table:style-name="ce15">
            <text:p><text:s/>106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001" table:style-name="ce15">
            <text:p><text:s/>2,00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14" table:style-name="ce15">
            <text:p><text:s/>214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21" table:style-name="ce15">
            <text:p><text:s/>21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4" table:style-name="ce15">
            <text:p><text:s/>4<text:s/>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55" table:style-name="ce71">
            <text:p><text:s/>3,055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100" table:style-name="ce15">
            <text:p><text:s/>2,100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736" table:style-name="ce15">
            <text:p><text:s/>736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99" table:style-name="ce15">
            <text:p><text:s/>19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2" table:style-name="ce15">
            <text:p><text:s/>2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852" table:style-name="ce71">
            <text:p><text:s/>3,852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357" table:style-name="ce15">
            <text:p><text:s/>357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3175" table:style-name="ce15">
            <text:p><text:s/>3,175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83" table:style-name="ce15">
            <text:p><text:s/>283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37" table:style-name="ce15">
            <text:p><text:s/>37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310" table:style-name="ce71">
            <text:p><text:s/>14,310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855" table:style-name="ce15">
            <text:p><text:s/>855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2916" table:style-name="ce15">
            <text:p><text:s/>12,916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84" table:style-name="ce15">
            <text:p><text:s/>484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55" table:style-name="ce15">
            <text:p><text:s/>55<text:s/></text:p>
          </table:table-cell>
          <table:table-cell office:value-type="float" office:value="36" table:style-name="ce15">
            <text:p><text:s/>36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43" table:style-name="ce71">
            <text:p><text:s/>1,143<text:s/></text:p>
          </table:table-cell>
          <table:table-cell office:value-type="float" office:value="1" table:style-name="ce15">
            <text:p><text:s/>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067" table:style-name="ce15">
            <text:p><text:s/>1,067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2" table:style-name="ce15">
            <text:p><text:s/>72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4" table:style-name="ce15">
            <text:p><text:s/>4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13" table:style-name="ce71">
            <text:p><text:s/>2,813<text:s/></text:p>
          </table:table-cell>
          <table:table-cell office:value-type="float" office:value="2" table:style-name="ce15">
            <text:p><text:s/>2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792" table:style-name="ce15">
            <text:p><text:s/>2,792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1" table:style-name="ce15">
            <text:p><text:s/>2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" table:style-name="ce15">
            <text:p><text:s/>2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8" table:style-name="ce71">
            <text:p><text:s/>18<text:s/></text:p>
          </table:table-cell>
          <table:table-cell office:value-type="float" office:value="1" table:style-name="ce15">
            <text:p><text:s/>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" table:style-name="ce15">
            <text:p><text:s/>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6" table:style-name="ce15">
            <text:p><text:s/>16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253" table:style-name="ce71">
            <text:p><text:s/>18,253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932" table:style-name="ce15">
            <text:p><text:s/>932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7072" table:style-name="ce15">
            <text:p><text:s/>17,072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20" table:style-name="ce15">
            <text:p><text:s/>220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58" table:style-name="ce15">
            <text:p><text:s/>58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29" table:style-name="ce15">
            <text:p><text:s/>29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616" table:style-name="ce71">
            <text:p><text:s/>9,616<text:s/></text:p>
          </table:table-cell>
          <table:table-cell office:value-type="float" office:value="3" table:style-name="ce15">
            <text:p><text:s/>3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8969" table:style-name="ce15">
            <text:p><text:s/>8,969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588" table:style-name="ce15">
            <text:p><text:s/>588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62" table:style-name="ce15">
            <text:p><text:s/>62<text:s/></text:p>
          </table:table-cell>
          <table:table-cell office:value-type="float" office:value="59" table:style-name="ce15">
            <text:p><text:s/>59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4" table:style-name="ce15">
            <text:p><text:s/>4<text:s/>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10" table:style-name="ce71">
            <text:p><text:s/>16,410<text:s/></text:p>
          </table:table-cell>
          <table:table-cell office:value-type="string" table:style-name="ce15">
            <text:p><text:s text:c="9"/>－</text:p>
          </table:table-cell>
          <table:table-cell office:value-type="float" office:value="3521" table:style-name="ce15">
            <text:p><text:s/>3,521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12845" table:style-name="ce15">
            <text:p><text:s/>12,845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40" table:style-name="ce15">
            <text:p><text:s/>40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4" table:style-name="ce15">
            <text:p><text:s/>4<text:s/>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67" table:style-name="ce11">
            <text:p><text:s/>3,26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81" table:style-name="ce12">
            <text:p><text:s/>48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687" table:style-name="ce12">
            <text:p><text:s/>2,68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94" table:style-name="ce12">
            <text:p><text:s/>9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89" table:style-name="ce13">
            <text:p><text:s/>2,68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596" table:style-name="ce14">
            <text:p><text:s/>2,59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88" table:style-name="ce14">
            <text:p><text:s/>8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8" table:style-name="ce13">
            <text:p><text:s/>57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81" table:style-name="ce14">
            <text:p><text:s/>48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91" table:style-name="ce14">
            <text:p><text:s/>9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6" table:style-name="ce14">
            <text:p><text:s/>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4">
            <text:p><text:s/>2<text:s/></text:p>
          </table:table-cell>
          <table:table-cell office:value-type="string" table:style-name="ce14">
            <text:p><text:s text:c="9"/>－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6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3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6-12-29T02:48:04Z</dc:date>
    <meta:print-date>2016-05-30T02:21:08Z</meta:print-date>
  </office:meta>
</office:document-meta>
</file>